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Times New Roman" fo:font-size="12pt" style:font-size-asian="12pt"/>
    </style:style>
    <style:style style:name="P2" style:family="paragraph" style:parent-style-name="Standard">
      <style:text-properties fo:color="#800000" style:font-name="Lucida Console" fo:font-size="11pt" officeooo:rsid="000cd45d" officeooo:paragraph-rsid="000cd45d" style:font-size-asian="11pt" style:font-size-complex="11pt"/>
    </style:style>
    <style:style style:name="P3" style:family="paragraph" style:parent-style-name="Standard">
      <style:text-properties fo:color="#800000" style:font-name="Lucida Console" fo:font-size="11pt" officeooo:rsid="000cd45d" officeooo:paragraph-rsid="000e99fe" style:font-size-asian="11pt" style:font-size-complex="11pt"/>
    </style:style>
    <style:style style:name="P4" style:family="paragraph" style:parent-style-name="Standard">
      <style:text-properties fo:color="#800000" style:font-name="Lucida Console" fo:font-size="11pt" officeooo:rsid="000cd45d" officeooo:paragraph-rsid="0010925b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800000" style:font-name="Lucida Console" fo:font-size="11pt" officeooo:rsid="0010925b" officeooo:paragraph-rsid="00156a6f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color="#800000" style:font-name="Lucida Console" fo:font-size="11pt" officeooo:rsid="0010925b" officeooo:paragraph-rsid="0014a059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800000" style:font-name="Lucida Console" fo:font-size="11pt" officeooo:rsid="0010925b" officeooo:paragraph-rsid="0012e2db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color="#800000" style:font-name="Lucida Console" officeooo:rsid="0017aff2" officeooo:paragraph-rsid="0017aff2"/>
    </style:style>
    <style:style style:name="P9" style:family="paragraph" style:parent-style-name="Standard">
      <style:paragraph-properties fo:text-align="start" style:justify-single-word="false"/>
      <style:text-properties fo:color="#800000" style:font-name="Lucida Console" officeooo:rsid="0017b527" officeooo:paragraph-rsid="0017b527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style:font-name="Times New Roman" fo:font-size="11.5pt" style:font-size-asian="11.5pt"/>
    </style:style>
    <style:style style:name="P11" style:family="paragraph" style:parent-style-name="Standard">
      <style:paragraph-properties fo:margin-left="0cm" fo:margin-right="0cm" fo:margin-top="0cm" fo:margin-bottom="0.048cm" style:contextual-spacing="false" fo:text-indent="0cm" style:auto-text-indent="false"/>
      <style:text-properties fo:color="#800000" style:font-name="Lucida Console" fo:font-size="11pt" officeooo:rsid="0010925b" officeooo:paragraph-rsid="0014a059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.048cm" style:contextual-spacing="false" fo:text-indent="0cm" style:auto-text-indent="false"/>
      <style:text-properties fo:color="#800000" style:font-name="Lucida Console" fo:font-size="11pt" officeooo:rsid="0010925b" officeooo:paragraph-rsid="00148e60" style:font-size-asian="11pt" style:font-size-complex="11pt"/>
    </style:style>
    <style:style style:name="P13" style:family="paragraph" style:parent-style-name="Standard">
      <style:text-properties fo:color="#800000" style:font-name="Lucida Console" fo:font-size="11pt" officeooo:rsid="0010925b" officeooo:paragraph-rsid="0013a5dd" style:font-size-asian="11pt" style:font-size-complex="11pt"/>
    </style:style>
    <style:style style:name="P14" style:family="paragraph" style:parent-style-name="Standard">
      <style:text-properties fo:color="#800000" style:font-name="Lucida Console" fo:font-size="11pt" officeooo:rsid="0010925b" officeooo:paragraph-rsid="00165555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color="#800000" style:font-name="Lucida Console" fo:font-size="11pt" officeooo:rsid="000cd45d" officeooo:paragraph-rsid="000cd45d" style:font-size-asian="11pt" style:font-size-complex="11pt"/>
    </style:style>
    <style:style style:name="P16" style:family="paragraph" style:parent-style-name="Standard">
      <style:text-properties fo:color="#800000" style:font-name="Lucida Console" fo:font-size="11pt" officeooo:rsid="000cd45d" officeooo:paragraph-rsid="000cd45d" style:font-size-asian="11pt" style:font-size-complex="11pt"/>
    </style:style>
    <style:style style:name="P17" style:family="paragraph" style:parent-style-name="Standard">
      <style:text-properties fo:color="#800000" style:font-name="Lucida Console" fo:font-size="11pt" officeooo:rsid="0029152a" officeooo:paragraph-rsid="0029152a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800000" style:font-name="Times New Roman" fo:font-size="10pt" officeooo:paragraph-rsid="0017b527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paragraph-rsid="000cd45d" style:font-size-asian="8.75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10pt" officeooo:paragraph-rsid="000e99fe" style:font-size-asian="8.75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800000" style:font-name="Lucida Console" fo:font-size="11pt" officeooo:rsid="000cd45d" officeooo:paragraph-rsid="0014a059" style:font-size-asian="11pt" style:font-size-complex="11p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800000" fo:font-size="10pt" style:font-size-asian="8.75pt" style:font-size-complex="10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0e99fe" fo:background-color="#99cc99"/>
    </style:style>
    <style:style style:name="P2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style:font-name="Times New Roman" fo:font-size="11.5pt" fo:background-color="#99cc99" style:font-size-asian="11.5p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style:font-name="Times New Roman" fo:font-size="11.5pt" fo:background-color="#ff9999" style:font-size-asian="11.5pt"/>
    </style:style>
    <style:style style:name="P27" style:family="paragraph" style:parent-style-name="Standard">
      <style:paragraph-properties fo:margin-left="0cm" fo:margin-right="0cm" fo:margin-top="0cm" fo:margin-bottom="0.048cm" style:contextual-spacing="false" fo:text-indent="0cm" style:auto-text-indent="false"/>
      <style:text-properties officeooo:paragraph-rsid="000e99fe" fo:background-color="#99cc99"/>
    </style:style>
    <style:style style:name="P28" style:family="paragraph" style:parent-style-name="Standard">
      <style:paragraph-properties fo:margin-left="0cm" fo:margin-right="0cm" fo:margin-top="0cm" fo:margin-bottom="0.048cm" style:contextual-spacing="false" fo:text-indent="0cm" style:auto-text-indent="false"/>
      <style:text-properties fo:color="#800000" fo:font-size="10pt" style:font-size-asian="8.75pt" style:font-size-complex="10pt"/>
    </style:style>
    <style:style style:name="P29" style:family="paragraph" style:parent-style-name="Header">
      <style:paragraph-properties fo:text-align="center" style:justify-single-word="false"/>
      <style:text-properties officeooo:rsid="002b2163" officeooo:paragraph-rsid="002b2163"/>
    </style:style>
    <style:style style:name="P30" style:family="paragraph" style:parent-style-name="Footer">
      <style:paragraph-properties fo:text-align="center" style:justify-single-word="false"/>
      <style:text-properties officeooo:rsid="002b2163" officeooo:paragraph-rsid="002b2163"/>
    </style:style>
    <style:style style:name="T1" style:family="text">
      <style:text-properties fo:color="#000000" style:font-name="Times New Roman" fo:font-size="12pt" style:font-size-asian="12pt"/>
    </style:style>
    <style:style style:name="T2" style:family="text">
      <style:text-properties fo:color="#000000" style:font-name="Times New Roman" fo:font-size="11.5pt" style:font-size-asian="11.5pt"/>
    </style:style>
    <style:style style:name="T3" style:family="text">
      <style:text-properties fo:color="#000000" style:font-name="Times New Roman" fo:font-size="11.5pt" officeooo:rsid="000e99fe" style:font-size-asian="11.5pt"/>
    </style:style>
    <style:style style:name="T4" style:family="text">
      <style:text-properties fo:color="#000000" style:font-name="Times New Roman" fo:font-size="26pt" style:font-size-asian="26pt"/>
    </style:style>
    <style:style style:name="T5" style:family="text">
      <style:text-properties fo:color="#000000" style:text-line-through-style="solid" style:text-line-through-type="single" style:font-name="Times New Roman" fo:font-size="11.5pt" style:font-size-asian="11.5pt"/>
    </style:style>
    <style:style style:name="T6" style:family="text">
      <style:text-properties officeooo:rsid="000e99fe"/>
    </style:style>
    <style:style style:name="T7" style:family="text">
      <style:text-properties officeooo:rsid="0010925b"/>
    </style:style>
    <style:style style:name="T8" style:family="text">
      <style:text-properties officeooo:rsid="0010b487"/>
    </style:style>
    <style:style style:name="T9" style:family="text">
      <style:text-properties officeooo:rsid="0011e682"/>
    </style:style>
    <style:style style:name="T10" style:family="text">
      <style:text-properties officeooo:rsid="0013a5dd"/>
    </style:style>
    <style:style style:name="T11" style:family="text">
      <style:text-properties officeooo:rsid="0014a059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style:text-line-through-style="none" style:text-line-through-type="none" officeooo:rsid="0021e9dd"/>
    </style:style>
    <style:style style:name="T14" style:family="text">
      <style:text-properties style:text-line-through-style="none" style:text-line-through-type="none" fo:font-size="11pt" style:font-size-asian="11pt" style:font-size-complex="11pt"/>
    </style:style>
    <style:style style:name="T15" style:family="text">
      <style:text-properties style:text-line-through-style="none" style:text-line-through-type="none" fo:font-size="11pt" officeooo:rsid="0011e682" style:font-size-asian="11pt" style:font-size-complex="11pt"/>
    </style:style>
    <style:style style:name="T16" style:family="text">
      <style:text-properties style:text-line-through-style="none" style:text-line-through-type="none" fo:font-size="11pt" officeooo:rsid="0014a059" style:font-size-asian="11pt" style:font-size-complex="11pt"/>
    </style:style>
    <style:style style:name="T17" style:family="text">
      <style:text-properties fo:background-color="#99cc9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<text:span text:style-name="T1"><text:s/></text:span><text:span text:style-name="T4">Droits des utilisateurs MySQL</text:span></text:p>
      <text:p text:style-name="P1"><text:s/></text:p>
      <text:p text:style-name="P25">1. un administrateur ayant tous les droits sur la base de données (et uniquement sur celle-là) ; </text:p>
      <text:p text:style-name="P2">mysql&gt; CREATE USER 'administrateur'@'localhost' IDENTIFIED BY 'admin';</text:p>
      <text:p text:style-name="P2">mysql&gt; GRANT ALL ON DB_MONSTER_PARK.* TO 'administrateur'@'localhost';</text:p>
      <text:p text:style-name="P17">mysql&gt; GRANT GRANT OPTION ON DB_MONSTER_PARK.* TO 'administrateur'@localhost';</text:p>
      <text:p text:style-name="P15">mysql&gt; show grants for 'administrateur'@'localhost';</text:p>
      <text:p text:style-name="P19"/>
      <text:p text:style-name="P26">2. un administrateur de privilèges n’ayant pas accès aux tables mais pouvant gérer les permissions de l’ensemble des utilisateurs ;</text:p>
      <text:p text:style-name="P3">mysql&gt; CREATE USER 'admin<text:span text:style-name="T6">privilege</text:span>'@'localhost' IDENTIFIED BY '<text:span text:style-name="T7">priv</text:span>';</text:p>
      <text:p text:style-name="P14">mysql&gt; <text:span text:style-name="T8">GRANT GRANT OPTION ON DB_MONSTER_PARK.* TO 'adminprivilege'@'localhost';</text:span></text:p>
      <text:p text:style-name="P20"/>
      <text:p text:style-name="P25">3. un responsable optimisation pouvant gérer l’ensemble des index ;</text:p>
      <text:p text:style-name="P4">mysql&gt; CREATE USER '<text:span text:style-name="T7">respindex</text:span>'@'localhost' IDENTIFIED BY '<text:span text:style-name="T7">index</text:span>';</text:p>
      <text:p text:style-name="P5">mysql&gt; <text:span text:style-name="T9">GRANT INDEX ON DB_MONSTER_PARK.* TO '</text:span>respindex<text:span text:style-name="T9">'@'localhost';</text:span></text:p>
      <text:p text:style-name="P19"/>
      <text:p text:style-name="P25">4. une tâche automatisée pouvant lancer, arrêter ou recharger le serveur MySQL et contrôler les processus utilisateurs ;</text:p>
      <text:p text:style-name="P9">mysql&gt; CREATE USER 'taskauto'@'localhost' IDENTIFIED BY 'auto';</text:p>
      <text:p text:style-name="P8"><text:tab/>php /path/serveur_user.php</text:p>
      <text:p text:style-name="P9">mysql&gt; <text:span text:style-name="T12">GRANT RELOAD, SHUTDOW</text:span><text:span text:style-name="T13">N ON *.*</text:span><text:span text:style-name="T15"> TO '</text:span><text:span text:style-name="T14">taskauto</text:span><text:span text:style-name="T16">'@'localhost';</text:span></text:p>
      <text:p text:style-name="P18"><text:s/></text:p>
      <text:p text:style-name="P10">5. un développeur pouvant visionner, insérer/modifier et supprimer l’ensemble de l’extension (c.-à-d. des données) de la base de données (mais ne pouvant pas toucher au schéma relationnel, c.-à-d. à la structure des tables) ; </text:p>
      <text:p text:style-name="P4">mysql&gt; CREATE USER '<text:span text:style-name="T7">developpeur</text:span>'@'localhost' IDENTIFIED BY '<text:span text:style-name="T7">dev</text:span>';</text:p>
      <text:p text:style-name="P6">mysql&gt; <text:span text:style-name="T9">GRANT SELECT, INSERT, UPDATE, DELETE ON DB_MONSTER_PARK.* TO '</text:span>developpeur<text:span text:style-name="T11">'@'localhost';</text:span></text:p>
      <text:p text:style-name="P21"><text:s/></text:p>
      <text:p text:style-name="P24"><text:span text:style-name="T2">6. un modérateur de communauté pouvant modifier ou supprimer l’ensemble des données </text:span><text:span text:style-name="T5">« joueur » </text:span><text:span text:style-name="T2">« </text:span><text:span text:style-name="T3">player </text:span><text:span text:style-name="T2">» ;</text:span></text:p>
      <text:p text:style-name="P4">mysql&gt; CREATE USER '<text:span text:style-name="T7">moderateur</text:span>'@'localhost' IDENTIFIED BY '<text:span text:style-name="T7">mod</text:span>';</text:p>
      <text:p text:style-name="P22">mysql&gt; <text:span text:style-name="T9">GRANT UPDATE, DELETE ON DB_MONSTER_PARK.PLAYER TO 'moderateur'@'localhost';</text:span></text:p>
      <text:p text:style-name="P21"><text:s/></text:p>
      <text:p text:style-name="P27"><text:span text:style-name="T2">7. un spécialiste métier pouvant visualiser et modifier l’ensemble des données </text:span><text:span text:style-name="T5">« cheval » </text:span><text:span text:style-name="T2">« </text:span><text:span text:style-name="T3">Monster </text:span><text:span text:style-name="T2">» ;</text:span></text:p>
      <text:p text:style-name="P4">mysql&gt; CREATE USER '<text:span text:style-name="T7">specialiste</text:span>'@'localhost' IDENTIFIED BY '<text:span text:style-name="T7">spec</text:span>';</text:p>
      <text:p text:style-name="P11">mysql&gt; <text:span text:style-name="T9">GRANT SELECT, UPDATE ON DB_MONSTER_PARK.MONSTER TO '</text:span>specialiste<text:span text:style-name="T9">'@'localhost';</text:span></text:p>
      <text:p text:style-name="P28"/>
      <text:p text:style-name="P27"><text:span text:style-name="T2">8. un administrateur de concours pouvant visionner, insérer/modifier et supprimer l’ensemble des données </text:span><text:span text:style-name="T5">« concours » </text:span><text:span text:style-name="T2">« </text:span><text:span text:style-name="T3">Quest </text:span><text:span text:style-name="T2">» ;</text:span></text:p>
      <text:p text:style-name="P4">mysql&gt; CREATE USER 'admin<text:span text:style-name="T10">quest</text:span>'@'localhost' IDENTIFIED BY '<text:span text:style-name="T10">quest</text:span>';</text:p>
      <text:p text:style-name="P12">mysql&gt; <text:span text:style-name="T9">GRANT SELECT, INSERT, UPDATE, DELETE ON DB_MONSTER_PARK.QUEST TO 'adminquest'@'localhost';</text:span></text:p>
      <text:p text:style-name="P28"/>
      <text:p text:style-name="P27"><text:span text:style-name="T2">9. un éditorialiste pouvant visionner, insérer/modifier et supprimer l’ensemble des données </text:span><text:span text:style-name="T5">« journal » </text:span><text:span text:style-name="T2">« </text:span><text:span text:style-name="T3">Newspaper </text:span><text:span text:style-name="T2">» ;</text:span></text:p>
      <text:p text:style-name="P4">mysql&gt; CREATE USER '<text:span text:style-name="T7">editorialiste</text:span>'@'localhost' IDENTIFIED BY '<text:span text:style-name="T7">edit</text:span>';</text:p>
      <text:p text:style-name="P13"><text:soft-page-break/>mysql&gt; <text:span text:style-name="T9">GRANT SELECT, INSERT, UPDATE, DELETE ON DB_MONSTER_PARK.NEWSPAPERS TO '</text:span>editorialiste<text:span text:style-name="T9">'@'localhost';</text:span></text:p>
      <text:p text:style-name="P23"/>
      <text:p text:style-name="P24"><text:span text:style-name="T2">10. un client pouvant visionner les données </text:span><text:span text:style-name="T5">« concours » </text:span><text:span text:style-name="T2">« </text:span><text:span text:style-name="T3">Quest </text:span><text:span text:style-name="T2">» et </text:span><text:span text:style-name="T5">« journal ».</text:span><text:span text:style-name="T2">« N</text:span><text:span text:style-name="T3">ewspaper </text:span><text:span text:style-name="T2">» .</text:span></text:p>
      <text:p text:style-name="P4">mysql&gt; CREATE USER '<text:span text:style-name="T7">client</text:span>'@'localhost' IDENTIFIED BY '<text:span text:style-name="T7">client</text:span>';</text:p>
      <text:p text:style-name="P7">mysql&gt; <text:span text:style-name="T9">GRANT SELECT ON DB_MONSTER_PARK.QUEST TO '</text:span>client<text:span text:style-name="T9">'@'localhost';</text:span></text:p>
      <text:p text:style-name="P7">mysql&gt; <text:span text:style-name="T9">GRANT SELECT ON DB_MONSTER_PARK.NEWSPAPERS TO '</text:span>client<text:span text:style-name="T9">'@'localhost'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fo:font-size="12pt"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Footer" style:family="paragraph" style:parent-style-name="Standard" style:class="extra"/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b2163" officeooo:paragraph-rsid="002b2163"/>
    </style:style>
    <style:style style:name="MP2" style:family="paragraph" style:parent-style-name="Footer">
      <style:paragraph-properties fo:text-align="center" style:justify-single-word="false"/>
      <style:text-properties officeooo:rsid="002b2163" officeooo:paragraph-rsid="002b21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BD – Élevage de Monstre</text:p>
      </style:header>
      <style:footer>
        <text:p text:style-name="MP2">Catherine FARRAHI FAR<text:tab/><text:tab/><text:tab/><text:tab/><text:page-number text:select-page="current">2</text:page-number>/<text:page-count>2</text:page-count><text:tab/><text:tab/><text:tab/>Jonathan HIRARDI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14:16:00</meta:creation-date>
    <dc:title>TD3-1 : Droits des utilisateurs MySQL</dc:title>
    <meta:initial-creator>Mickaël Martin Nevot</meta:initial-creator>
    <dc:date>2015-02-20T19:08:44.533000000</dc:date>
    <meta:editing-duration>PT19H3M22S</meta:editing-duration>
    <meta:editing-cycles>19</meta:editing-cycles>
    <meta:generator>LibreOffice/4.2.6.3$Windows_x86 LibreOffice_project/3fd416d4c6db7d3204c17ce57a1d70f6e531ee21</meta:generator>
    <meta:document-statistic meta:table-count="0" meta:image-count="0" meta:object-count="0" meta:page-count="2" meta:paragraph-count="41" meta:word-count="384" meta:character-count="3008" meta:non-whitespace-character-count="2647"/>
  </office:meta>
</office:document-meta>
</file>